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、なんでこのあたしがトイレを我慢
　しなくちゃならないん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元はと言えば、あの高飛車女が森のアジトへ
　攻めてきたのが全部悪いんだ！）</text:p>
          </table:table-cell>
          <table:table-cell table:number-columns-repeated="1023"/>
        </table:table-row>
        <table:table-row>
          <table:table-cell table:style-name="ce0" office:value-type="string">
            <text:p>（くっそー、絶対許さないからなー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したい・・・おしっこし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言うとおり、こんな所に急にトイレ
　を建てるなんてできないだろうし、）</text:p>
          </table:table-cell>
          <table:table-cell table:number-columns-repeated="1023"/>
        </table:table-row>
        <table:table-row>
          <table:table-cell table:style-name="ce0" office:value-type="string">
            <text:p>（そうなると、やっぱり・・・）</text:p>
          </table:table-cell>
          <table:table-cell table:number-columns-repeated="1023"/>
        </table:table-row>
        <table:table-row>
          <table:table-cell table:style-name="ce0" office:value-type="string">
            <text:p>（で、でも！　高貴なるダジェルバージ当主とも
　あろう者が岩陰で野ションとか、やっぱり
　ありえ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トイレ行きたい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どうしよう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我慢しなきゃ！　きっと2人がいい
　アイディアを出してくれるはず！！）</text:p>
          </table:table-cell>
          <table:table-cell table:number-columns-repeated="1023"/>
        </table:table-row>
        <table:table-row>
          <table:table-cell table:style-name="ce0" office:value-type="string">
            <text:p>（それまで我慢・・・我慢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